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03mm"/>
    </style:style>
    <style:style style:name="co2" style:family="table-column">
      <style:table-column-properties fo:break-before="auto" style:column-width="20.55mm"/>
    </style:style>
    <style:style style:name="co3" style:family="table-column">
      <style:table-column-properties fo:break-before="auto" style:column-width="135.9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it-diff-st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ckages/components/Accordion/index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ckages/components/AnimationDrawer/ContentWrapper.j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ckages/components/AnimationDrawer/OuterWrapper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ckages/components/AnimationDrawer/PureWrapper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ages/components/AnimationDrawer/__tests__/utils-test.j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ckages/components/AnimationDrawer/index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ckages/components/AnimationDrawer/utils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ckages/components/AppLayout/Region/index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ckages/components/AppLayout/SpacedRegion/index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ckages/components/AppLayout/Spacer/index.j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ckages/components/AppearancePicker/index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components/AppearancePicker/stories.j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ckages/components/Arrow/index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ckages/components/ArticleImage/index.j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ckages/components/Backdrop/index.j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components/Backdrop/stories.j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ckages/components/BackdropWrapper/index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components/BackdropWrapper/stories.j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ckages/components/BannerCard/index.j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ages/components/BannerCard/stories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ages/components/Breadcrumbs/Skeleton.j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ckages/components/Breadcrumbs/index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components/Breadcrumbs/stories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kages/components/Button/Icon.j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ckages/components/Button/Text.j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ckages/components/Button/index.j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ckages/components/Card/ActionWrapper.j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ckages/components/Card/IconWrapper.j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ckages/components/Card/index.j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ckages/components/Card/stories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kages/components/Carousel/ArrowButton.j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ckages/components/Carousel/OuterWrapper.j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ckages/components/Carousel/Slide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ages/components/Carousel/Stage.js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packages/components/Carousel/Track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ages/components/Carousel/TrackWrapper.j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packages/components/Carousel/__tests__/utils-test.j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ackages/components/Carousel/index.j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ckages/components/Carousel/utils.j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ckages/components/ClickRegion/index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ckages/components/ColorCard/index.j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ckages/components/ColorCircle/index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ages/components/ColorCircle/utils.j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ckages/components/ConfirmForm/index.j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ckages/components/ConfirmForm/stories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ckages/components/DesignImage/index.j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ckages/components/Dialog/Drawer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ckages/components/Dialog/index.j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ckages/components/Divider/index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components/Divider/stories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ages/components/DotNav/Item.j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ckages/components/DotNav/index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ckages/components/Example/index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ages/components/Flex/Box.j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ckages/components/Flex/index.j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ckages/components/Flex/shared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ckages/components/Footer/FixedFooter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ages/components/Footer/StaticFooter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ages/components/Footer/const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components/Footer/index.j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ages/components/Footer/stories.j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ckages/components/Form/Checkbox/index.j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ckages/components/Form/CheckboxGroup/index.j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ckages/components/Form/CheckboxGroup/stories.j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ckages/components/Form/ColorToggle/index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ages/components/Form/Hint/Drawer.j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ckages/components/Form/Hint/index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components/Form/Hint/stories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kages/components/Form/Input/Skeleton.j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ckages/components/Form/Input/index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components/Form/Input/stories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ckages/components/Form/Label/index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kages/components/Form/LinkSelect/index.j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ckages/components/Form/NumberInput/index.j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ckages/components/Form/Radio/index.j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ckages/components/Form/RadioGroup/index.j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ages/components/Form/RadioGroup/stories.j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ckages/components/Form/RangeSlider/Scale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ckages/components/Form/RangeSlider/Tick.j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ckages/components/Form/RangeSlider/TooltipTrack.j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ckages/components/Form/RangeSlider/index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components/Form/RangeSlider/stories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ages/components/Form/RangeSlider/utils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kages/components/Form/Select/Skeleton.j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ackages/components/Form/Select/index.j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ckages/components/Form/Select/stories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ckages/components/Form/Switch/index.j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ckages/components/Form/TagInput/Suggestions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ages/components/Form/TagInput/Tags.j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ckages/components/Form/TagInput/__stories__/TagInputWrapper.j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ckages/components/Form/TagInput/index.j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ckages/components/Form/Textarea/index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ckages/components/Form/ToggleButton/Skeleton.j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ckages/components/Form/ToggleButton/index.j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ages/components/Form/ToggleButton/stories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ages/components/Form/style/index.j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ages/components/Form/utils/index.j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ckages/components/Grid/Col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ckages/components/Grid/Container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components/Grid/DebugDummy.j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kages/components/Grid/index.j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ckages/components/Grid/stories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ckages/components/Grid/types.j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ckages/components/GroupLayout/index.j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ages/components/GroupLayout/stories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ckages/components/GroupLayout/utils.j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ckages/components/Heading/index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components/Heading/stories.j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ckages/components/Icon/index.j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ages/components/Icon/stories.j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ckages/components/IconButton/index.j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ckages/components/Image/Img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ages/components/Image/Placeholder.j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ckages/components/Image/Ratio.j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ckages/components/Image/index.j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ckages/components/ImageZoom/index.j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ages/components/ImageZoom/stories.j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ckages/components/LayoutWrapper/index.j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ages/components/LayoutWrapper/stories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ckages/components/Link/Icon.j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ckages/components/Link/index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components/Link/stories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kages/components/List/Item.j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ckages/components/List/Skeleton.j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ckages/components/List/index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components/List/stories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kages/components/Modal/Drawer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ckages/components/Modal/index.j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ckages/components/NotificationDrawer/index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kages/components/Overlay/Drawer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ckages/components/Overlay/Footer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ages/components/Overlay/Header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ckages/components/Overlay/Preface.j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ckages/components/Overlay/index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kages/components/PagingNav/Item.j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ckages/components/PagingNav/index.j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ckages/components/PagingNav/stories.j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ckages/components/PagingNav/utils.j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ckages/components/Price/index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ages/components/Price/utils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ages/components/ProductItemCard/Skeleton.j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ackages/components/ProductItemCard/index.j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ckages/components/ProductItemCard/stories.j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ckages/components/ProductTypeCard/index.j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ages/components/ProductTypeCard/stories.j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ckages/components/ProductTypeImage/index.j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ckages/components/ProductTypeSizeImage/index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kages/components/SelectButton/index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ckages/components/ShareButton/index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ckages/components/ShareButtonList/index.j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ckages/components/SizesTable/index.j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ckages/components/Skeleton/index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ages/components/Spinner/FullSpinner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ages/components/Spinner/index.j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ckages/components/SplitLayout/index.j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kages/components/TabContent/index.j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ckages/components/TabContent/stories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kages/components/TabNav/Item.j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ckages/components/TabNav/index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components/TabNav/stories.j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ckages/components/Table/Cell.j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ages/components/Table/Row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ckages/components/Table/index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ckages/components/Tag/index.j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ckages/components/Text/Skeleton.j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ckages/components/Text/index.j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ages/components/Text/stories.j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kages/components/TextSpacer/index.j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ckages/components/Toast/index.j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ckages/components/Tooltip/index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components/Tooltip/stories.j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ckages/components/Upload/index.j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kages/components/__basic__/BaselineDebug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components/__basic__/Typography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ages/config/media/index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ages/config/style/index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ckages/decorators/Clickable/index.j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ckages/decorators/InjectContainerQuery/index.j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ckages/decorators/Linkable/index.j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ackages/decorators/TagInput/index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ages/example/index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exceptions/dom/DocumentNotFoundException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exceptions/dom/ElementExistsException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exceptions/dom/ElementNotFoundException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exceptions/dom/index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ages/exceptions/http/HttpCancelledException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ckages/exceptions/http/HttpTimeoutException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exceptions/http/NetworkError.j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ckages/exceptions/http/index.j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ckages/gitlab-updater/config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gitlab-updater/index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ages/gitlab-updater/local-packages.j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ckages/gitlab-updater/logging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ckages/gitlab-updater/run-updates.j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gitlab-updater/services/__tests__/gitlab-test.j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ckages/gitlab-updater/services/gitlab.j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ckages/gitlab-updater/utils/__tests__/package-test.j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ckages/gitlab-updater/utils/package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styles/global/index.j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ckages/types/basket/index.j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ckages/types/form/index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ages/types/http/index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ages/types/style/index.j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ckages/utils/asset-provider/__tests__/sprd-test.j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ckages/utils/asset-provider/cloudinary.j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ckages/utils/asset-provider/index.j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ckages/utils/asset-provider/sprd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ages/utils/async/TimeoutException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utils/async/__tests__/index-test.j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ckages/utils/async/index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ckages/utils/color/index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utils/cookie/index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ages/utils/dom/index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utils/environment/index.j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ckages/utils/form-validation/index.j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ckages/utils/input/tagInput/__tests__/index-test.j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ckages/utils/input/tagInput/index.js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ackages/utils/locale/index.j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ages/utils/message-queue/__tests__/error-converter-test.j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ckages/utils/message-queue/__tests__/index-test.j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ckages/utils/message-queue/error-converter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ages/utils/message-queue/example/connection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utils/message-queue/example/send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ages/utils/message-queue/exceptions/ExchangeNotFoundException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ages/utils/message-queue/exceptions/MessageQueueException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ages/utils/message-queue/exceptions/connection/InvalidConnectionException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ages/utils/message-queue/exceptions/connection/InvalidVhostException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ages/utils/message-queue/exceptions/connection/LoginRefusedException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ages/utils/message-queue/exceptions/connection/ReconnectFailedException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ages/utils/message-queue/exceptions/connection/ServerNotReadyException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ages/utils/message-queue/exceptions/connection/ShutdownException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ages/utils/message-queue/exceptions/connection/TimedOutException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ages/utils/message-queue/exceptions/connection/UnexpectedCloseException.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ages/utils/message-queue/exceptions/connection/index.j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ckages/utils/message-queue/index.j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ckages/utils/message-queue/server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utils/mongo-db/MongoDbException.j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ckages/utils/mongo-db/index.j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ckages/utils/request/index.j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ckages/utils/social/facebook/index.j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kages/utils/social/google/index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utils/style/color/index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utils/style/contrast-color/index.j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ckages/utils/style/media/__tests__/index-test.j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ckages/utils/style/media/index.j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ckages/utils/style/responsive-config/index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utils/style/size/index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utils/style/spacing/index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utils/style/stripe-gradient/index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utils/style/touch-overflow/index.j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s/utils/style/vis-hidden/index.j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ckages/utils/tracking/adobeAnalytics/__tests__/index-test.j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ckages/utils/tracking/adobeAnalytics/index.j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ckages/utils/tracking/index.js</text:p>
          </table:table-cell>
        </table:table-row>
        <table:table-row table:style-name="ro1">
          <table:table-cell table:formula="of:=SUM([.A1:.A251])" office:value-type="float" office:value="2563" calcext:value-type="float">
            <text:p>2563</text:p>
          </table:table-cell>
          <table:table-cell table:formula="of:=SUM([.B1:.B251])" office:value-type="float" office:value="2417" calcext:value-type="float">
            <text:p>2417</text:p>
          </table:table-cell>
          <table:table-cell/>
        </table:table-row>
        <table:table-row table:style-name="ro1">
          <table:table-cell office:value-type="string" calcext:value-type="string">
            <text:p>lines added</text:p>
          </table:table-cell>
          <table:table-cell office:value-type="string" calcext:value-type="string">
            <text:p>lines delet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.00.0000</text:date>, <text:time style:data-style-name="N2" text:time-value="17:14:42.65210385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0-22T17:14:31.606040395</dc:date>
    <meta:editing-duration>PT2M2S</meta:editing-duration>
    <meta:editing-cycles>2</meta:editing-cycles>
    <meta:generator>LibreOffice/6.3.2.2$Linux_X86_64 LibreOffice_project/30$Build-2</meta:generator>
    <meta:document-statistic meta:table-count="1" meta:cell-count="766" meta:object-count="0"/>
  </office:meta>
</office:document-meta>
</file>